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example of subtitle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is is a example of presentation shape used as the subtitle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5.743cm" svg:width="23.912cm" svg:height="3.507cm"/>
      <presentation:placeholder presentation:object="subtitle" svg:x="2.058cm" svg:y="0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